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8faadc" draw:opacity="100%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9333in" fo:padding-bottom="0.09333in" fo:padding-left="0.09333in" fo:padding-right="0.0933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in" fo:padding-bottom="0in" fo:padding-left="0in" fo:padding-right="0in" draw:textarea-vertical-align="top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9333in" fo:padding-bottom="0.09333in" fo:padding-left="0.09333in" fo:padding-right="0.0933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9333in" fo:padding-bottom="0.09333in" fo:padding-left="0.09333in" fo:padding-right="0.0933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9333in" fo:padding-bottom="0.09333in" fo:padding-left="0.09333in" fo:padding-right="0.0933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9333in" fo:padding-bottom="0.09333in" fo:padding-left="0.09333in" fo:padding-right="0.0933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fo:wrap-option="wrap" fo:padding-top="0.09333in" fo:padding-bottom="0.09333in" fo:padding-left="0.09333in" fo:padding-right="0.0933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9333in" fo:padding-bottom="0.09333in" fo:padding-left="0.09333in" fo:padding-right="0.0933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center" draw:fill="solid" draw:fill-color="#4472c4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g draw:name="Diagram 3" draw:id="id63">
          <svg:title/>
          <svg:desc/>
          <draw:custom-shape svg:x="0.59794in" svg:y="2.73554in" svg:width="11.60825in" svg:height="2.27281in" draw:id="id64" draw:style-name="a359" draw:name="Freeform: Shape 2">
            <svg:title/>
            <svg:desc/>
            <text:p text:style-name="a358" text:class-names="" text:cond-style-name=""><text:span text:style-name="a35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22 L ?f24 ?f22 ?f24 ?f7 ?f11 ?f18 ?f24 ?f12 ?f24 ?f23 ?f7 ?f23 ?f26 ?f18 Z N" draw:text-areas="?f26 ?f22 ?f27 ?f23" draw:glue-points="?f24 ?f7 ?f26 ?f18 ?f24 ?f12" draw:glue-point-leaving-directions="-360, -270, -180" draw:modifiers="0 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min(?f14, ?f13)"/>
              <draw:equation draw:name="f17" draw:formula="?f13 * ?f8"/>
              <draw:equation draw:name="f18" draw:formula="?f7 + ?f15"/>
              <draw:equation draw:name="f19" draw:formula="?f16 * ?f8"/>
              <draw:equation draw:name="f20" draw:formula="?f17 / 200000"/>
              <draw:equation draw:name="f21" draw:formula="?f19 / 100000"/>
              <draw:equation draw:name="f22" draw:formula="?f18 - ?f20"/>
              <draw:equation draw:name="f23" draw:formula="?f18 + ?f20"/>
              <draw:equation draw:name="f24" draw:formula="?f11 - ?f21"/>
              <draw:equation draw:name="f25" draw:formula="?f20 * ?f21"/>
              <draw:equation draw:name="f26" draw:formula="?f25 / ?f15"/>
              <draw:equation draw:name="f27" draw:formula="?f11 - ?f26"/>
            </draw:enhanced-geometry>
          </draw:custom-shape>
          <draw:custom-shape svg:x="0.81758in" svg:y="1.03093in" svg:width="1.43091in" svg:height="2.27281in" draw:id="id65" draw:style-name="a366" draw:name="Freeform: Shape 3">
            <svg:title/>
            <svg:desc/>
            <text:p text:style-name="a361" text:class-names="" text:cond-style-name=""><text:span text:style-name="a360" text:class-names=""/></text:p>
            <text:p text:style-name="a365" text:class-names="" text:cond-style-name=""><text:span text:style-name="a362" text:class-names="">A<text:s text:c="1"/></text:span><text:span text:style-name="a363" text:class-names="">Pattern Language</text:span><text:span text:style-name="a364" text:class-names=""/></text:p>
            <draw:enhanced-geometry xmlns:dr3d="urn:oasis:names:tc:opendocument:xmlns:dr3d:1.0" draw:type="non-primitive" svg:viewBox="0 0 1308423 207826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308423"/>
              <draw:equation draw:name="f2" draw:formula="2078261"/>
              <draw:equation draw:name="f3" draw:formula="?f2 - ?f0"/>
              <draw:equation draw:name="f4" draw:formula="?f1 - ?f0"/>
              <draw:equation draw:name="f5" draw:formula="?f4 / 1308423"/>
              <draw:equation draw:name="f6" draw:formula="?f3 / 2078261"/>
              <draw:equation draw:name="f7" draw:formula="0 * ?f4"/>
              <draw:equation draw:name="f8" draw:formula="0 * ?f3"/>
              <draw:equation draw:name="f9" draw:formula="1308423 * ?f4"/>
              <draw:equation draw:name="f10" draw:formula="2078261 * ?f3"/>
              <draw:equation draw:name="f11" draw:formula="?f7 / 1308423"/>
              <draw:equation draw:name="f12" draw:formula="?f8 / 2078261"/>
              <draw:equation draw:name="f13" draw:formula="?f9 / 1308423"/>
              <draw:equation draw:name="f14" draw:formula="?f10 / 207826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03018in" svg:y="3.55208in" svg:width="0.99956in" svg:height="0.60396in" draw:id="id66" draw:style-name="a370" draw:name="Freeform: Shape 4">
            <svg:title/>
            <svg:desc/>
            <text:p text:style-name="a369" text:class-names="" text:cond-style-name=""><text:span text:style-name="a367" text:class-names="">1977</text:span><text:span text:style-name="a36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003in" svg:y="4.44015in" svg:width="1.43091in" svg:height="2.27281in" draw:id="id67" draw:style-name="a375" draw:name="Freeform: Shape 5">
            <svg:title/>
            <svg:desc/>
            <text:p text:style-name="a374" text:class-names="" text:cond-style-name=""><text:span text:style-name="a371" text:class-names="">Using<text:s text:c="1"/></text:span><text:span text:style-name="a372" text:class-names="">Pattern Languages for Object-Oriented Programs</text:span><text:span text:style-name="a373" text:class-names=""/></text:p>
            <draw:enhanced-geometry xmlns:dr3d="urn:oasis:names:tc:opendocument:xmlns:dr3d:1.0" draw:type="non-primitive" svg:viewBox="0 0 1308423 207826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308423"/>
              <draw:equation draw:name="f2" draw:formula="2078261"/>
              <draw:equation draw:name="f3" draw:formula="?f2 - ?f0"/>
              <draw:equation draw:name="f4" draw:formula="?f1 - ?f0"/>
              <draw:equation draw:name="f5" draw:formula="?f4 / 1308423"/>
              <draw:equation draw:name="f6" draw:formula="?f3 / 2078261"/>
              <draw:equation draw:name="f7" draw:formula="0 * ?f4"/>
              <draw:equation draw:name="f8" draw:formula="0 * ?f3"/>
              <draw:equation draw:name="f9" draw:formula="1308423 * ?f4"/>
              <draw:equation draw:name="f10" draw:formula="2078261 * ?f3"/>
              <draw:equation draw:name="f11" draw:formula="?f7 / 1308423"/>
              <draw:equation draw:name="f12" draw:formula="?f8 / 2078261"/>
              <draw:equation draw:name="f13" draw:formula="?f9 / 1308423"/>
              <draw:equation draw:name="f14" draw:formula="?f10 / 207826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5357in" svg:y="3.55208in" svg:width="0.99956in" svg:height="0.60396in" draw:id="id68" draw:style-name="a379" draw:name="Freeform: Shape 6">
            <svg:title/>
            <svg:desc/>
            <text:p text:style-name="a378" text:class-names="" text:cond-style-name=""><text:span text:style-name="a376" text:class-names="">1987</text:span><text:span text:style-name="a37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82249in" svg:y="1.03093in" svg:width="1.43091in" svg:height="2.27281in" draw:id="id69" draw:style-name="a384" draw:name="Freeform: Shape 7">
            <svg:title/>
            <svg:desc/>
            <text:p text:style-name="a383" text:class-names="" text:cond-style-name=""><text:span text:style-name="a380" text:class-names=""><text:s text:c="1"/></text:span><text:span text:style-name="a381" text:class-names="">Advanced C++ Programming Style and Idioms</text:span><text:span text:style-name="a382" text:class-names=""/></text:p>
            <draw:enhanced-geometry xmlns:dr3d="urn:oasis:names:tc:opendocument:xmlns:dr3d:1.0" draw:type="non-primitive" svg:viewBox="0 0 1308423 207826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308423"/>
              <draw:equation draw:name="f2" draw:formula="2078261"/>
              <draw:equation draw:name="f3" draw:formula="?f2 - ?f0"/>
              <draw:equation draw:name="f4" draw:formula="?f1 - ?f0"/>
              <draw:equation draw:name="f5" draw:formula="?f4 / 1308423"/>
              <draw:equation draw:name="f6" draw:formula="?f3 / 2078261"/>
              <draw:equation draw:name="f7" draw:formula="0 * ?f4"/>
              <draw:equation draw:name="f8" draw:formula="0 * ?f3"/>
              <draw:equation draw:name="f9" draw:formula="1308423 * ?f4"/>
              <draw:equation draw:name="f10" draw:formula="2078261 * ?f3"/>
              <draw:equation draw:name="f11" draw:formula="?f7 / 1308423"/>
              <draw:equation draw:name="f12" draw:formula="?f8 / 2078261"/>
              <draw:equation draw:name="f13" draw:formula="?f9 / 1308423"/>
              <draw:equation draw:name="f14" draw:formula="?f10 / 207826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03509in" svg:y="3.55208in" svg:width="0.99956in" svg:height="0.60396in" draw:id="id70" draw:style-name="a388" draw:name="Freeform: Shape 8">
            <svg:title/>
            <svg:desc/>
            <text:p text:style-name="a387" text:class-names="" text:cond-style-name=""><text:span text:style-name="a385" text:class-names="">1991</text:span><text:span text:style-name="a38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2494in" svg:y="4.44015in" svg:width="1.43091in" svg:height="2.27281in" draw:id="id71" draw:style-name="a393" draw:name="Freeform: Shape 9">
            <svg:title/>
            <svg:desc/>
            <text:p text:style-name="a392" text:class-names="" text:cond-style-name=""><text:span text:style-name="a389" text:class-names="">Objektorientierte<text:s text:c="1"/></text:span><text:span text:style-name="a390" text:class-names="">Software-Entwicklung am Beispiel von ET++</text:span><text:span text:style-name="a391" text:class-names=""/></text:p>
            <draw:enhanced-geometry xmlns:dr3d="urn:oasis:names:tc:opendocument:xmlns:dr3d:1.0" draw:type="non-primitive" svg:viewBox="0 0 1308423 207826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308423"/>
              <draw:equation draw:name="f2" draw:formula="2078261"/>
              <draw:equation draw:name="f3" draw:formula="?f2 - ?f0"/>
              <draw:equation draw:name="f4" draw:formula="?f1 - ?f0"/>
              <draw:equation draw:name="f5" draw:formula="?f4 / 1308423"/>
              <draw:equation draw:name="f6" draw:formula="?f3 / 2078261"/>
              <draw:equation draw:name="f7" draw:formula="0 * ?f4"/>
              <draw:equation draw:name="f8" draw:formula="0 * ?f3"/>
              <draw:equation draw:name="f9" draw:formula="1308423 * ?f4"/>
              <draw:equation draw:name="f10" draw:formula="2078261 * ?f3"/>
              <draw:equation draw:name="f11" draw:formula="?f7 / 1308423"/>
              <draw:equation draw:name="f12" draw:formula="?f8 / 2078261"/>
              <draw:equation draw:name="f13" draw:formula="?f9 / 1308423"/>
              <draw:equation draw:name="f14" draw:formula="?f10 / 207826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53755in" svg:y="3.55208in" svg:width="0.99956in" svg:height="0.60396in" draw:id="id72" draw:style-name="a397" draw:name="Freeform: Shape 10">
            <svg:title/>
            <svg:desc/>
            <text:p text:style-name="a396" text:class-names="" text:cond-style-name=""><text:span text:style-name="a394" text:class-names="">1991</text:span><text:span text:style-name="a39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6.8274in" svg:y="1.03093in" svg:width="1.43091in" svg:height="2.27281in" draw:id="id73" draw:style-name="a402" draw:name="Freeform: Shape 11">
            <svg:title/>
            <svg:desc/>
            <text:p text:style-name="a401" text:class-names="" text:cond-style-name=""><text:span text:style-name="a398" text:class-names="">Hillside<text:s text:c="1"/></text:span><text:span text:style-name="a399" text:class-names="">Group</text:span><text:span text:style-name="a400" text:class-names=""/></text:p>
            <draw:enhanced-geometry xmlns:dr3d="urn:oasis:names:tc:opendocument:xmlns:dr3d:1.0" draw:type="non-primitive" svg:viewBox="0 0 1308423 207826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308423"/>
              <draw:equation draw:name="f2" draw:formula="2078261"/>
              <draw:equation draw:name="f3" draw:formula="?f2 - ?f0"/>
              <draw:equation draw:name="f4" draw:formula="?f1 - ?f0"/>
              <draw:equation draw:name="f5" draw:formula="?f4 / 1308423"/>
              <draw:equation draw:name="f6" draw:formula="?f3 / 2078261"/>
              <draw:equation draw:name="f7" draw:formula="0 * ?f4"/>
              <draw:equation draw:name="f8" draw:formula="0 * ?f3"/>
              <draw:equation draw:name="f9" draw:formula="1308423 * ?f4"/>
              <draw:equation draw:name="f10" draw:formula="2078261 * ?f3"/>
              <draw:equation draw:name="f11" draw:formula="?f7 / 1308423"/>
              <draw:equation draw:name="f12" draw:formula="?f8 / 2078261"/>
              <draw:equation draw:name="f13" draw:formula="?f9 / 1308423"/>
              <draw:equation draw:name="f14" draw:formula="?f10 / 207826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04in" svg:y="3.55208in" svg:width="0.99956in" svg:height="0.60396in" draw:id="id74" draw:style-name="a406" draw:name="Freeform: Shape 12">
            <svg:title/>
            <svg:desc/>
            <text:p text:style-name="a405" text:class-names="" text:cond-style-name=""><text:span text:style-name="a403" text:class-names="">1993</text:span><text:span text:style-name="a40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32985in" svg:y="4.44015in" svg:width="1.43091in" svg:height="2.27281in" draw:id="id75" draw:style-name="a413" draw:name="Freeform: Shape 13">
            <svg:title/>
            <svg:desc/>
            <text:p text:style-name="a408" text:class-names="" text:cond-style-name=""><text:span text:style-name="a407" text:class-names=""><text:s text:c="1"/></text:span></text:p>
            <text:p text:style-name="a412" text:class-names="" text:cond-style-name=""><text:span text:style-name="a409" text:class-names="">Design<text:s text:c="1"/></text:span><text:span text:style-name="a410" text:class-names="">Patterns</text:span><text:span text:style-name="a411" text:class-names=""/></text:p>
            <draw:enhanced-geometry xmlns:dr3d="urn:oasis:names:tc:opendocument:xmlns:dr3d:1.0" draw:type="non-primitive" svg:viewBox="0 0 1308423 207826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308423"/>
              <draw:equation draw:name="f2" draw:formula="2078261"/>
              <draw:equation draw:name="f3" draw:formula="?f2 - ?f0"/>
              <draw:equation draw:name="f4" draw:formula="?f1 - ?f0"/>
              <draw:equation draw:name="f5" draw:formula="?f4 / 1308423"/>
              <draw:equation draw:name="f6" draw:formula="?f3 / 2078261"/>
              <draw:equation draw:name="f7" draw:formula="0 * ?f4"/>
              <draw:equation draw:name="f8" draw:formula="0 * ?f3"/>
              <draw:equation draw:name="f9" draw:formula="1308423 * ?f4"/>
              <draw:equation draw:name="f10" draw:formula="2078261 * ?f3"/>
              <draw:equation draw:name="f11" draw:formula="?f7 / 1308423"/>
              <draw:equation draw:name="f12" draw:formula="?f8 / 2078261"/>
              <draw:equation draw:name="f13" draw:formula="?f9 / 1308423"/>
              <draw:equation draw:name="f14" draw:formula="?f10 / 207826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54246in" svg:y="3.55208in" svg:width="0.99956in" svg:height="0.60396in" draw:id="id76" draw:style-name="a417" draw:name="Freeform: Shape 14">
            <svg:title/>
            <svg:desc/>
            <text:p text:style-name="a416" text:class-names="" text:cond-style-name=""><text:span text:style-name="a414" text:class-names="">1994</text:span><text:span text:style-name="a41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9.83231in" svg:y="1.03093in" svg:width="1.43091in" svg:height="2.27281in" draw:id="id77" draw:style-name="a422" draw:name="Freeform: Shape 15">
            <svg:title/>
            <svg:desc/>
            <text:p text:style-name="a421" text:class-names="" text:cond-style-name=""><text:span text:style-name="a418" text:class-names="">Pattern-Oriented<text:s text:c="1"/></text:span><text:span text:style-name="a419" text:class-names="">Software Architecture</text:span><text:span text:style-name="a420" text:class-names=""/></text:p>
            <draw:enhanced-geometry xmlns:dr3d="urn:oasis:names:tc:opendocument:xmlns:dr3d:1.0" draw:type="non-primitive" svg:viewBox="0 0 1308423 207826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308423"/>
              <draw:equation draw:name="f2" draw:formula="2078261"/>
              <draw:equation draw:name="f3" draw:formula="?f2 - ?f0"/>
              <draw:equation draw:name="f4" draw:formula="?f1 - ?f0"/>
              <draw:equation draw:name="f5" draw:formula="?f4 / 1308423"/>
              <draw:equation draw:name="f6" draw:formula="?f3 / 2078261"/>
              <draw:equation draw:name="f7" draw:formula="0 * ?f4"/>
              <draw:equation draw:name="f8" draw:formula="0 * ?f3"/>
              <draw:equation draw:name="f9" draw:formula="1308423 * ?f4"/>
              <draw:equation draw:name="f10" draw:formula="2078261 * ?f3"/>
              <draw:equation draw:name="f11" draw:formula="?f7 / 1308423"/>
              <draw:equation draw:name="f12" draw:formula="?f8 / 2078261"/>
              <draw:equation draw:name="f13" draw:formula="?f9 / 1308423"/>
              <draw:equation draw:name="f14" draw:formula="?f10 / 207826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0.04491in" svg:y="3.55208in" svg:width="0.99956in" svg:height="0.60396in" draw:id="id78" draw:style-name="a426" draw:name="Freeform: Shape 16">
            <svg:title/>
            <svg:desc/>
            <text:p text:style-name="a425" text:class-names="" text:cond-style-name=""><text:span text:style-name="a423" text:class-names="">1996</text:span><text:span text:style-name="a42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7/07/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7/07/2022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7/07/2022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7/07/2022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7/07/2022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7/07/2022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7/07/2022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7/07/2022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7/07/2022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7/07/2022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7/07/2022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7/07/2022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Rainer Grimm</meta:initial-creator>
    <dc:creator>Rainer Grimm</dc:creator>
    <meta:creation-date>2022-07-07T11:05:57Z</meta:creation-date>
    <dc:date>2022-07-07T11:40:54Z</dc:date>
    <meta:editing-cycles>1</meta:editing-cycles>
    <meta:editing-duration>PT898S</meta:editing-duration>
    <meta:document-statistic meta:paragraph-count="16" meta:word-count="39"/>
  </office:meta>
</office:document-meta>
</file>